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131.75pt" svg:x="133.46pt" svg:y="307.19pt">
            <draw:object draw:notify-on-update-of-ranges="Sheet1.F2:Sheet1.F22 Sheet1.G2:Sheet1.G22 Sheet1.H2:Sheet1.H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bin0</text:p>
          </table:table-cell>
          <table:table-cell table:style-name="Default" office:value-type="string" calcext:value-type="string">
            <text:p>bin1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0</text:p>
          </table:table-cell>
          <table:table-cell office:value-type="string" calcext:value-type="string">
            <text:p>&lt;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A$2:.$A$100];[.D2])-COUNTIF([.$A$2:.$A$100];[.C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1</text:p>
          </table:table-cell>
          <table:table-cell office:value-type="string" calcext:value-type="string">
            <text:p>&lt;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A$2:.$A$100];[.D3])-COUNTIF([.$A$2:.$A$100];[.C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lt;2</text:p>
          </table:table-cell>
          <table:table-cell office:value-type="string" calcext:value-type="string">
            <text:p>&lt;3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A$2:.$A$100];[.D4])-COUNTIF([.$A$2:.$A$100];[.C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lt;3</text:p>
          </table:table-cell>
          <table:table-cell office:value-type="string" calcext:value-type="string">
            <text:p>&lt;4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A$2:.$A$100];[.D5])-COUNTIF([.$A$2:.$A$100];[.C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&lt;4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A$2:.$A$100];[.D6])-COUNTIF([.$A$2:.$A$100];[.C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&lt;6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A$2:.$A$100];[.D7])-COUNTIF([.$A$2:.$A$100];[.C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&lt;6</text:p>
          </table:table-cell>
          <table:table-cell office:value-type="string" calcext:value-type="string">
            <text:p>&lt;7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A$2:.$A$100];[.D8])-COUNTIF([.$A$2:.$A$100];[.C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&lt;7</text:p>
          </table:table-cell>
          <table:table-cell office:value-type="string" calcext:value-type="string">
            <text:p>&lt;8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A$2:.$A$100];[.D9])-COUNTIF([.$A$2:.$A$100];[.C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&lt;8</text:p>
          </table:table-cell>
          <table:table-cell office:value-type="string" calcext:value-type="string">
            <text:p>&lt;9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A$2:.$A$100];[.D10])-COUNTIF([.$A$2:.$A$100];[.C1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&lt;9</text:p>
          </table:table-cell>
          <table:table-cell office:value-type="string" calcext:value-type="string">
            <text:p>&lt;1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A$2:.$A$100];[.D11])-COUNTIF([.$A$2:.$A$100];[.C1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&lt;10</text:p>
          </table:table-cell>
          <table:table-cell office:value-type="string" calcext:value-type="string">
            <text:p>&lt;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A$2:.$A$100];[.D12])-COUNTIF([.$A$2:.$A$100];[.C1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&lt;11</text:p>
          </table:table-cell>
          <table:table-cell office:value-type="string" calcext:value-type="string">
            <text:p>&lt;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$A$2:.$A$100];[.D13])-COUNTIF([.$A$2:.$A$100];[.C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&lt;12</text:p>
          </table:table-cell>
          <table:table-cell office:value-type="string" calcext:value-type="string">
            <text:p>&lt;1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$A$2:.$A$100];[.D14])-COUNTIF([.$A$2:.$A$100];[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lt;13</text:p>
          </table:table-cell>
          <table:table-cell office:value-type="string" calcext:value-type="string">
            <text:p>&lt;1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$A$2:.$A$100];[.D15])-COUNTIF([.$A$2:.$A$100];[.C1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&lt;14</text:p>
          </table:table-cell>
          <table:table-cell office:value-type="string" calcext:value-type="string">
            <text:p>&lt;1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$A$2:.$A$100];[.D16])-COUNTIF([.$A$2:.$A$100];[.C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&lt;15</text:p>
          </table:table-cell>
          <table:table-cell office:value-type="string" calcext:value-type="string">
            <text:p>&lt;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$A$2:.$A$100];[.D17])-COUNTIF([.$A$2:.$A$100];[.C1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lt;16</text:p>
          </table:table-cell>
          <table:table-cell office:value-type="string" calcext:value-type="string">
            <text:p>&lt;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$A$2:.$A$100];[.D18])-COUNTIF([.$A$2:.$A$100];[.C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&lt;17</text:p>
          </table:table-cell>
          <table:table-cell office:value-type="string" calcext:value-type="string">
            <text:p>&lt;1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$A$2:.$A$100];[.D19])-COUNTIF([.$A$2:.$A$100];[.C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lt;18</text:p>
          </table:table-cell>
          <table:table-cell office:value-type="string" calcext:value-type="string">
            <text:p>&lt;1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$A$2:.$A$100];[.D20])-COUNTIF([.$A$2:.$A$100];[.C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lt;19</text:p>
          </table:table-cell>
          <table:table-cell office:value-type="string" calcext:value-type="string">
            <text:p>&lt;2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$A$2:.$A$100];[.D21])-COUNTIF([.$A$2:.$A$100];[.C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lt;20</text:p>
          </table:table-cell>
          <table:table-cell office:value-type="string" calcext:value-type="string">
            <text:p>&lt;2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$A$2:.$A$100];[.D22])-COUNTIF([.$A$2:.$A$100];[.C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8:57:27.131176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7:27:07.302810231</meta:creation-date>
    <dc:date>2019-12-05T18:57:59.957918324</dc:date>
    <meta:editing-duration>PT27M36S</meta:editing-duration>
    <meta:editing-cycles>5</meta:editing-cycles>
    <meta:generator>LibreOffice/6.0.7.3$Linux_X86_64 LibreOffice_project/00m0$Build-3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092cm" chart:symbol-height="0.092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4.649cm" xlink:href=".." xlink:type="simple" chart:class="chart:bar" chart:style-name="ch1">
        <chart:plot-area chart:style-name="ch2" table:cell-range-address="Sheet1.F2:Sheet1.H22" chart:data-source-has-labels="column" svg:x="0.319cm" svg:y="0.092cm" svg:width="15.36cm" svg:height="4.465cm">
          <chartooo:coordinate-region svg:x="0.755cm" svg:y="0.291cm" svg:width="14.924cm" svg:height="3.619cm"/>
          <chart:axis chart:dimension="x" chart:name="primary-x" chart:style-name="ch3" chartooo:axis-type="auto">
            <chartooo:date-scale/>
            <chart:categories table:cell-range-address="Sheet1.F2:Sheet1.F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2" chart:class="chart:bar">
            <chart:data-point chart:repeated="21"/>
          </chart:series>
          <chart:series chart:style-name="ch7" chart:values-cell-range-address="Sheet1.H2:Sheet1.H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22</svg:desc>
                </draw:g>
              </table:table-cell>
              <table:table-cell office:value-type="float" office:value="0">
                <text:p>0</text:p>
                <draw:g>
                  <svg:desc>Sheet1.G2:Sheet1.G22</svg:desc>
                </draw:g>
              </table:table-cell>
              <table:table-cell office:value-type="float" office:value="NaN">
                <text:p>NaN</text:p>
                <draw:g>
                  <svg:desc>Sheet1.H2:Sheet1.H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